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style:shadow="none" fo:keep-with-next="always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CCJU/echeances/droitsEcheancesAffilieCommun#%</text:p>
      <text:p text:style-name="Standard"/>
      <text:p text:style-name="P4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4"/>
      <text:p text:style-name="P4">%=droitEcheanceAffilieInd_texteSalutations=%</text:p>
      <text:p text:style-name="P3"/>
      <text:p text:style-name="P3"/>
      <text:p text:style-name="P3"/>
      <text:p text:style-name="P3"/>
      <text:p text:style-name="P2">%#include AL/CCJU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2-17T13:54:38.07</dc:date>
    <meta:editing-cycles>51</meta:editing-cycles>
    <meta:editing-duration>PT14H49M31S</meta:editing-duration>
    <meta:document-statistic meta:table-count="0" meta:image-count="0" meta:object-count="0" meta:page-count="1" meta:paragraph-count="4" meta:word-count="10" meta:character-count="348"/>
    <meta:user-defined meta:name="Info 1"/>
    <meta:user-defined meta:name="Info 2"/>
    <meta:user-defined meta:name="Info 3"/>
    <meta:user-defined meta:name="Info 4"/>
  </office:meta>
</office:document-meta>
</file>